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5944" officeooo:paragraph-rsid="001144b9" style:font-weight-asian="normal" style:font-weight-complex="normal"/>
    </style:style>
    <style:style style:name="P2" style:family="paragraph" style:parent-style-name="Standard">
      <style:text-properties fo:font-weight="normal" officeooo:rsid="0006a85e" officeooo:paragraph-rsid="001144b9" style:font-weight-asian="normal" style:font-weight-complex="normal"/>
    </style:style>
    <style:style style:name="P3" style:family="paragraph" style:parent-style-name="Standard">
      <style:text-properties fo:font-weight="normal" officeooo:rsid="001144b9" officeooo:paragraph-rsid="001144b9" style:font-weight-asian="normal" style:font-weight-complex="normal"/>
    </style:style>
    <style:style style:name="P4" style:family="paragraph" style:parent-style-name="Standard">
      <style:text-properties fo:font-weight="bold" officeooo:rsid="00065944" officeooo:paragraph-rsid="001144b9" style:font-weight-asian="bold" style:font-weight-complex="bold"/>
    </style:style>
    <style:style style:name="P5" style:family="paragraph" style:parent-style-name="Standard">
      <style:text-properties fo:font-weight="bold" officeooo:rsid="0006a85e" officeooo:paragraph-rsid="001144b9" style:font-weight-asian="bold" style:font-weight-complex="bold"/>
    </style:style>
    <style:style style:name="T1" style:family="text">
      <style:text-properties officeooo:rsid="001144b9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ient:</text:p>
      <text:p text:style-name="P1">1) socket( )</text:p>
      <text:p text:style-name="P1">2) connect( )</text:p>
      <text:p text:style-name="P1">read the <text:span text:style-name="T1">expression</text:span> from the user in a buffer.</text:p>
      <text:p text:style-name="P3">But it is string with spaces .we cant use scanf .use fgets()</text:p>
      <text:p text:style-name="P1">send a <text:span text:style-name="T1">expression</text:span> as a message to server </text:p>
      <text:p text:style-name="P4">send(clientsocket,buffer,strlen(buffer)+1,0);</text:p>
      <text:p text:style-name="P1">receive the <text:span text:style-name="T1">expression</text:span> from the server </text:p>
      <text:p text:style-name="P1"><text:s text:c="4"/><text:span text:style-name="T2">recv(clientsocket,buffer,strlen(buffer),0);</text:span></text:p>
      <text:p text:style-name="P1"><text:s/><text:span text:style-name="T1">receive </text:span>the <text:span text:style-name="T1">value</text:span> of the <text:span text:style-name="T1">expression</text:span></text:p>
      <text:p text:style-name="P4"><text:s/><text:span text:style-name="T1">print the value</text:span></text:p>
      <text:p text:style-name="P4"/>
      <text:p text:style-name="P1">close the connection of client and server</text:p>
      <text:p text:style-name="P1">close( ) </text:p>
      <text:p text:style-name="P1"/>
      <text:p text:style-name="P1"/>
      <text:p text:style-name="P4">socket:</text:p>
      <text:p text:style-name="P1">1)socket( )</text:p>
      <text:p text:style-name="P1">2) bind( )</text:p>
      <text:p text:style-name="P1">3)listen( )</text:p>
      <text:p text:style-name="P1">4) accept( )</text:p>
      <text:p text:style-name="P1">5)receive the <text:span text:style-name="T1">expression as a string </text:span><text:s/>sent by the client in buffer</text:p>
      <text:p text:style-name="P4"/>
      <text:p text:style-name="P3">if str[0]==+ get the expressions x,y and add x,y</text:p>
      <text:p text:style-name="P3">if str[0]==- get the expressions x,y and subtract x,y</text:p>
      <text:p text:style-name="P3">if str[0]==/ get the expressions x,y and divide x,y</text:p>
      <text:p text:style-name="P3">if str[0]==* get the expressions x,y and multiply x,y</text:p>
      <text:p text:style-name="P3">if sin the using math function sin(x)</text:p>
      <text:p text:style-name="P3">if sqrt using math function sqrt(x)</text:p>
      <text:p text:style-name="P2">send this <text:span text:style-name="T1">value</text:span> as a message to the client</text:p>
      <text:p text:style-name="P5">send(buffer);</text:p>
      <text:p text:style-name="P5"/>
      <text:p text:style-name="P2">close <text:span text:style-name="T1">the</text:span> connection of client and server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6:27:37.152780941</meta:creation-date>
    <dc:date>2018-01-08T16:33:52.629550426</dc:date>
    <meta:editing-duration>PT6M15S</meta:editing-duration>
    <meta:editing-cycles>1</meta:editing-cycles>
    <meta:document-statistic meta:table-count="0" meta:image-count="0" meta:object-count="0" meta:page-count="1" meta:paragraph-count="28" meta:word-count="151" meta:character-count="902" meta:non-whitespace-character-count="769"/>
    <meta:generator>LibreOffice/5.1.6.2$Linux_X86_64 LibreOffice_project/10m0$Build-2</meta:generator>
  </office:meta>
</office:document-meta>
</file>